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d5eb" officeooo:paragraph-rsid="0060713a"/>
    </style:style>
    <style:style style:name="P2" style:family="paragraph" style:parent-style-name="Text_20_body">
      <style:text-properties officeooo:rsid="0043bdb6" officeooo:paragraph-rsid="0060713a"/>
    </style:style>
    <style:style style:name="P3" style:family="paragraph" style:parent-style-name="Text_20_body">
      <style:text-properties fo:font-size="7pt" officeooo:rsid="00607c59" officeooo:paragraph-rsid="006962f2" style:font-size-asian="7pt" style:font-size-complex="7pt"/>
    </style:style>
    <style:style style:name="P4" style:family="paragraph" style:parent-style-name="Text_20_body">
      <style:text-properties fo:color="#3465a4" fo:font-size="20pt" fo:font-weight="normal" style:font-size-asian="20pt" style:font-weight-asian="normal" style:font-size-complex="20pt" style:font-weight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67900f"/>
    </style:style>
    <style:style style:name="T2" style:family="text">
      <style:text-properties officeooo:rsid="006fee27"/>
    </style:style>
    <style:style style:name="T3" style:family="text">
      <style:text-properties officeooo:rsid="0075b152"/>
    </style:style>
    <style:style style:name="T4" style:family="text">
      <style:text-properties officeooo:rsid="00776ec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3317_2360898907"/>IOCOM library<text:bookmark-end text:name="__RefHeading___Toc3317_2360898907"/></text:p>
      <text:p text:style-name="Text_20_body"><text:span text:style-name="T2">C</text:span>onnecting <text:span text:style-name="T2">IoT/</text:span>IO <text:span text:style-name="T2">devices</text:span> to control computer over TCP/IP <text:span text:style-name="T1">or serial port.</text:span></text:p>
      <text:p text:style-name="P3"><text:span text:style-name="T4">12</text:span>.<text:span text:style-name="T4">2</text:span>.20<text:span text:style-name="T4">20</text:span>/Pekka Lehtikoski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3317_2360898907" text:style-name="Index_20_Link" text:visited-style-name="Index_20_Link">IOCOM library<text:tab/>1</text:a></text:p>
        </text:index-body>
      </text:table-of-conten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2-12T19:11:25.081033870</dc:date>
    <meta:editing-duration>PT2H1M15S</meta:editing-duration>
    <meta:editing-cycles>87</meta:editing-cycles>
    <meta:generator>LibreOffice/6.2.4.2$Linux_X86_64 LibreOffice_project/20$Build-2</meta:generator>
    <meta:document-statistic meta:table-count="0" meta:image-count="0" meta:object-count="0" meta:page-count="1" meta:paragraph-count="5" meta:word-count="21" meta:character-count="145" meta:non-whitespace-character-count="128"/>
  </office:meta>
</office:document-meta>
</file>